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snap-to-layout-grid="false"/>
      <style:text-properties officeooo:paragraph-rsid="000fce3e" fo:hyphenate="true" fo:hyphenation-remain-char-count="2" fo:hyphenation-push-char-count="2"/>
    </style:style>
    <style:style style:name="P6" style:family="paragraph" style:parent-style-name="Standard">
      <style:paragraph-properties fo:text-align="end" style:justify-single-word="false"/>
      <style:text-properties officeooo:paragraph-rsid="00115221"/>
    </style:style>
    <style:style style:name="P7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42fd2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8acc" officeooo:paragraph-rsid="000d8acc" style:font-size-asian="12pt" style:language-asian="ru" style:country-asian="RU" style:font-size-complex="12pt"/>
    </style:style>
    <style:style style:name="P17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/>
    </style:style>
    <style:style style:name="P18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8acc" style:font-size-asian="12pt" style:font-size-complex="12pt" style:font-style-complex="italic" style:font-weight-complex="bold"/>
    </style:style>
    <style:style style:name="T7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8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0d8acc" style:font-size-asian="12pt" style:font-size-complex="12pt" style:font-style-complex="italic" style:font-weight-complex="bold"/>
    </style:style>
    <style:style style:name="T12" style:family="text">
      <style:text-properties fo:font-size="12pt" officeooo:rsid="000e3884" style:font-size-asian="12pt" style:font-size-complex="12pt" style:font-style-complex="italic" style:font-weight-complex="bold"/>
    </style:style>
    <style:style style:name="T13" style:family="text">
      <style:text-properties fo:font-size="12pt" style:font-size-asian="12pt" style:language-asian="ru" style:country-asian="RU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5" style:family="text">
      <style:text-properties fo:color="#ff0000" fo:font-size="12pt" style:font-size-asian="12pt" style:font-size-complex="12pt" style:font-style-complex="italic" style:font-weight-complex="bold"/>
    </style:style>
    <style:style style:name="T16" style:family="text">
      <style:text-properties fo:color="#ff0000" fo:font-size="12pt" style:font-name-asian="Arial" style:font-size-asian="12pt" style:font-size-complex="12pt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style:use-window-font-color="true" fo:font-size="12pt" officeooo:rsid="000d8acc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0e3c2b" style:font-size-asian="12pt" style:font-size-complex="12pt"/>
    </style:style>
    <style:style style:name="T22" style:family="text">
      <style:text-properties style:use-window-font-color="true" fo:font-size="12pt" style:text-underline-style="none" fo:font-weight="bold" officeooo:rsid="000fce3e" style:font-name-asian="Arial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style:font-name-asian="Arial" style:font-size-asian="12pt" style:font-size-complex="12pt"/>
    </style:style>
    <style:style style:name="T24" style:family="text">
      <style:text-properties style:use-window-font-color="true" fo:font-size="12pt" fo:language="ru" fo:country="RU" style:text-underline-style="none" officeooo:rsid="00115221" style:font-name-asian="Arial" style:font-size-asian="12pt" style:font-size-complex="12pt"/>
    </style:style>
    <style:style style:name="T25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6" style:family="text">
      <style:text-properties style:use-window-font-color="true" fo:font-size="12pt" fo:font-weight="bold" officeooo:rsid="000d8acc" style:font-size-asian="12pt" style:font-weight-asian="bold" style:font-size-complex="12pt" style:font-style-complex="italic" style:font-weight-complex="bold"/>
    </style:style>
    <style:style style:name="T27" style:family="text">
      <style:text-properties style:use-window-font-color="true" officeooo:rsid="000d8acc"/>
    </style:style>
    <style:style style:name="T28" style:family="text">
      <style:text-properties style:use-window-font-color="true" officeooo:rsid="000e3c2b"/>
    </style:style>
    <style:style style:name="T29" style:family="text">
      <style:text-properties officeooo:rsid="001612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"><text:span text:style-name="Internet_20_link"><text:span text:style-name="T2"/></text:span></text:p>
            <text:p text:style-name="P8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5"><text:span text:style-name="Internet_20_link"><text:span text:style-name="T22">{{Получатель.Наименование}}</text:span></text:span></text:p>
            <text:p text:style-name="P3"><text:span text:style-name="T19">ИНН </text:span><text:span text:style-name="T21">{{Получатель.ИНН}}</text:span><text:span text:style-name="T23">,</text:span><text:span text:style-name="T16"> </text:span></text:p>
            <text:p text:style-name="P6"><text:span text:style-name="Internet_20_link"><text:span text:style-name="T24">{{Получа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9"/>
      <text:p text:style-name="P10">ПРЕТЕНЗИЯ</text:p>
      <text:p text:style-name="P10">об оплате задолженности по договору</text:p>
      <text:p text:style-name="P10">и уплате <text:span text:style-name="T29">штрафа</text:span></text:p>
      <text:p text:style-name="P10"/>
      <text:p text:style-name="P13"><text:span text:style-name="T5">Между </text:span><text:span text:style-name="T20">{{Отправитель.Наименование}}</text:span><text:span text:style-name="T5"> <text:s/>и </text:span><text:span text:style-name="T6">{{Получатель.Наименование}}</text:span><text:span text:style-name="T15"> </text:span><text:span text:style-name="T7">{{ДатаДоговора}} </text:span><text:span text:style-name="T5">заключен договор </text:span><text:span text:style-name="T20">{{НаименованиеДоговора}}</text:span><text:span text:style-name="T5"> (</text:span><text:span text:style-name="T8">далее - Договор</text:span><text:span text:style-name="T5">). </text:span></text:p>
      <text:p text:style-name="P12"><text:span text:style-name="T20">{{Содержание}}</text:span></text:p>
      <text:p text:style-name="P11"><text:span text:style-name="T10">В соответствии с пунктом </text:span><text:span text:style-name="T11">{{ПунктДоговора}}</text:span><text:span text:style-name="T15">.</text:span></text:p>
      <text:p text:style-name="P17"><text:span text:style-name="T12">{{Описание}}</text:span><text:span text:style-name="T10"> </text:span></text:p>
      <text:p text:style-name="P11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4"> в течение</text:span><text:span text:style-name="T18"> </text:span><text:span text:style-name="T26">{{Дни}}</text:span><text:span text:style-name="T14"> дней с момента получения Вами настоящей претензии</text:span><text:span text:style-name="T10">:</text:span></text:p>
      <text:p text:style-name="P11"><text:span text:style-name="T10">- <text:s/></text:span><text:span text:style-name="T14">погасить задолженность по договору в размере</text:span><text:span text:style-name="T18"> </text:span><text:span text:style-name="T26">{{ЗадолжненностьСумма}}</text:span><text:span text:style-name="T17"> </text:span><text:span text:style-name="T25">рублей</text:span><text:span text:style-name="T14">;</text:span></text:p>
      <text:p text:style-name="P11"><text:span text:style-name="T14">- уплатить штраф в сумме</text:span><text:span text:style-name="T18"> </text:span><text:span text:style-name="T26">{{ШтрафСумма}}</text:span><text:span text:style-name="T25"> </text:span><text:span text:style-name="T14">рублей.</text:span><text:span text:style-name="T18"> <text:s text:c="2"/></text:span></text:p>
      <text:p text:style-name="P11"><text:span text:style-name="T13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3">законодательством <text:s/>Российской <text:s/>Федерации <text:s/>порядке для защиты своих законных</text:span><text:span text:style-name="T4"> </text:span><text:span text:style-name="T13">прав и интересов.</text:span></text:p>
      <text:p text:style-name="P14"/>
      <text:p text:style-name="P16">{{Отправитель.РуководительДолжность}}</text:p>
      <text:p text:style-name="P15"><text:span text:style-name="T27">{{Отправитель.Наименование}}</text:span><text:tab/><text:tab/><text:tab/><text:tab/><text:span text:style-name="T28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8:59:00</meta:creation-date>
    <dc:date>2020-01-31T09:28:01.713725594</dc:date>
    <meta:print-date>2018-01-26T11:28:00</meta:print-date>
    <meta:editing-cycles>13</meta:editing-cycles>
    <meta:editing-duration>PT7M4S</meta:editing-duration>
    <meta:generator>LibreOffice/4.2.8.2$Linux_x86 LibreOffice_project/420m0$Build-2</meta:generator>
    <meta:document-statistic meta:table-count="1" meta:image-count="0" meta:object-count="0" meta:page-count="1" meta:paragraph-count="17" meta:word-count="113" meta:character-count="1138" meta:non-whitespace-character-count="1021"/>
  </office:meta>
</office:document-meta>
</file>